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de7a" officeooo:paragraph-rsid="001dde7a"/>
    </style:style>
    <style:style style:name="P2" style:family="paragraph" style:parent-style-name="Standard">
      <style:text-properties officeooo:rsid="001f61ff" officeooo:paragraph-rsid="001f61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O</text:p>
      <text:p text:style-name="P1"/>
      <text:p text:style-name="P1">- Métodos</text:p>
      <text:p text:style-name="P1">ex1: método main</text:p>
      <text:p text:style-name="P1"><text:tab/>public static void main(String args[]) {}<text:tab/>// sempre deve haver método main desta forma</text:p>
      <text:p text:style-name="P1">ex2: método somar</text:p>
      <text:p text:style-name="P1"><text:tab/>public static int somar(int num1, int num2) {</text:p>
      <text:p text:style-name="P1"><text:tab/><text:tab/>return num1 + num2;</text:p>
      <text:p text:style-name="P1"><text:tab/>}</text:p>
      <text:p text:style-name="P1"/>
      <text:p text:style-name="P2">exemplo do exercício:</text:p>
      <text:p text:style-name="P2">int limite;<text:tab/><text:tab/><text:tab/>// lido do user</text:p>
      <text:p text:style-name="P2">int soma = 0;</text:p>
      <text:p text:style-name="P2">int i = 0;</text:p>
      <text:p text:style-name="P2">while(soma &lt;= limite) {</text:p>
      <text:p text:style-name="P2"><text:tab/>i++;</text:p>
      <text:p text:style-name="P2"><text:tab/>soma += i;</text:p>
      <text:p text:style-name="P2">}</text:p>
      <text:p text:style-name="P2">system.out.println(“o número é: %d”, i);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8T11:32:51.038353105</meta:creation-date>
    <dc:date>2024-09-18T12:58:41.571118686</dc:date>
    <meta:editing-duration>PT1H48S</meta:editing-duration>
    <meta:editing-cycles>1</meta:editing-cycles>
    <meta:document-statistic meta:table-count="0" meta:image-count="0" meta:object-count="0" meta:page-count="1" meta:paragraph-count="17" meta:word-count="67" meta:character-count="354" meta:non-whitespace-character-count="295"/>
    <meta:generator>LibreOffice/24.2.5.2$Linux_X86_64 LibreOffice_project/420$Build-2</meta:generator>
  </office:meta>
</office:document-meta>
</file>